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officeooo:paragraph-rsid="001836cf" style:font-size-asian="16pt" style:font-size-complex="16pt"/>
    </style:style>
    <style:style style:name="P2" style:family="paragraph" style:parent-style-name="Text_20_body">
      <style:text-properties fo:font-size="16pt" officeooo:paragraph-rsid="001836cf" style:font-size-asian="16pt" style:font-size-complex="16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font-size="16pt" officeooo:paragraph-rsid="001836cf" style:font-size-asian="16pt" style:font-size-complex="16pt"/>
    </style:style>
    <style:style style:name="P4" style:family="paragraph" style:parent-style-name="Text_20_body">
      <style:paragraph-properties fo:margin-left="1.455cm" fo:margin-right="0cm" fo:text-indent="-0.741cm" style:auto-text-indent="false"/>
      <style:text-properties fo:font-size="16pt" officeooo:paragraph-rsid="001836cf" style:font-size-asian="16pt" style:font-size-complex="16pt"/>
    </style:style>
    <style:style style:name="P5" style:family="paragraph" style:parent-style-name="Text_20_body">
      <style:paragraph-properties fo:margin-left="2.196cm" fo:margin-right="0cm" fo:text-indent="-0.741cm" style:auto-text-indent="false"/>
      <style:text-properties fo:font-size="16pt" officeooo:paragraph-rsid="001836cf" style:font-size-asian="16pt" style:font-size-complex="16pt"/>
    </style:style>
    <style:style style:name="P6" style:family="paragraph" style:parent-style-name="Text_20_body">
      <style:paragraph-properties fo:margin-left="2.196cm" fo:margin-right="0cm" fo:text-indent="-0.741cm" style:auto-text-indent="false"/>
      <style:text-properties fo:font-size="16pt" officeooo:rsid="0019d401" officeooo:paragraph-rsid="0019d401" style:font-name-asian="宋体" style:font-size-asian="16pt" style:language-asian="zh" style:country-asian="CN" style:font-size-complex="16pt"/>
    </style:style>
    <style:style style:name="P7" style:family="paragraph" style:parent-style-name="Text_20_body">
      <style:paragraph-properties fo:margin-left="2.196cm" fo:margin-right="0cm" fo:text-indent="-0.741cm" style:auto-text-indent="false"/>
      <style:text-properties fo:font-size="16pt" officeooo:paragraph-rsid="001836cf" style:font-name-asian="宋体" style:font-size-asian="16pt" style:font-size-complex="16pt"/>
    </style:style>
    <style:style style:name="P8" style:family="paragraph" style:parent-style-name="Text_20_body">
      <style:paragraph-properties fo:margin-left="2.196cm" fo:margin-right="0cm" fo:text-indent="-0.741cm" style:auto-text-indent="false"/>
      <style:text-properties fo:color="#ff0000" fo:font-size="16pt" officeooo:rsid="0019d401" officeooo:paragraph-rsid="0019d401" style:font-name-asian="宋体" style:font-size-asian="16pt" style:language-asian="zh" style:country-asian="CN" style:font-size-complex="16pt"/>
    </style:style>
    <style:style style:name="P9" style:family="paragraph" style:parent-style-name="Table_20_Contents">
      <style:text-properties fo:font-size="16pt" officeooo:rsid="001dce10" officeooo:paragraph-rsid="001836cf" style:font-size-asian="16pt" style:font-size-complex="16pt"/>
    </style:style>
    <style:style style:name="P10" style:family="paragraph" style:parent-style-name="Table_20_Contents">
      <style:text-properties fo:font-size="16pt" officeooo:rsid="002212e9" officeooo:paragraph-rsid="002212e9" style:font-size-asian="16pt" style:font-size-complex="16pt"/>
    </style:style>
    <style:style style:name="P11" style:family="paragraph" style:parent-style-name="Table_20_Contents">
      <style:text-properties fo:color="#ff0000" fo:font-size="16pt" officeooo:rsid="001c8466" officeooo:paragraph-rsid="001c8466" style:font-size-asian="16pt" style:font-size-complex="16pt"/>
    </style:style>
    <style:style style:name="P12" style:family="paragraph" style:parent-style-name="Text_20_body">
      <style:paragraph-properties fo:margin-left="1.455cm" fo:margin-right="0cm" fo:text-indent="-0.741cm" style:auto-text-indent="false"/>
      <style:text-properties fo:color="#ff0000" fo:font-size="16pt" officeooo:paragraph-rsid="001836cf" style:font-size-asian="16pt" style:font-size-complex="16pt"/>
    </style:style>
    <style:style style:name="P13" style:family="paragraph" style:parent-style-name="Text_20_body">
      <style:paragraph-properties fo:margin-left="1.455cm" fo:margin-right="0cm" fo:text-indent="-0.741cm" style:auto-text-indent="false"/>
      <style:text-properties fo:color="#ff0000" fo:font-size="16pt" officeooo:rsid="001c8466" officeooo:paragraph-rsid="001c8466" style:font-name-asian="宋体" style:font-size-asian="16pt" style:language-asian="zh" style:country-asian="CN" style:font-size-complex="16pt"/>
    </style:style>
    <style:style style:name="P14" style:family="paragraph" style:parent-style-name="Text_20_body">
      <style:paragraph-properties fo:margin-left="1.455cm" fo:margin-right="0cm" fo:text-indent="-0.741cm" style:auto-text-indent="false"/>
      <style:text-properties fo:color="#ff0000" fo:font-size="16pt" officeooo:paragraph-rsid="001836cf" style:font-name-asian="宋体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style:font-name-asian="宋体"/>
    </style:style>
    <style:style style:name="T3" style:family="text">
      <style:text-properties style:font-name-asian="宋体" style:font-weight-asian="bold"/>
    </style:style>
    <style:style style:name="T4" style:family="text">
      <style:text-properties officeooo:rsid="00256fa9" style:font-name-asian="宋体" style:language-asian="zh" style:country-asian="CN" style:font-weight-asian="bold"/>
    </style:style>
    <style:style style:name="T5" style:family="text">
      <style:text-properties style:font-name="Calibri"/>
    </style:style>
    <style:style style:name="T6" style:family="text">
      <style:text-properties style:font-name="Wingdings"/>
    </style:style>
    <style:style style:name="T7" style:family="text">
      <style:text-properties officeooo:rsid="002212e9"/>
    </style:style>
    <style:style style:name="T8" style:family="text">
      <style:text-properties fo:color="#ff0000"/>
    </style:style>
    <style:style style:name="T9" style:family="text">
      <style:text-properties officeooo:rsid="00256f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geContext</text:span><text:span text:style-name="T3">详细分析</text:span><text:span text:style-name="T4">(操纵域对象)</text:span></text:p>
      <text:p text:style-name="P3">pageContext <text:span text:style-name="T2">对象是</text:span><text:span text:style-name="T5">PageContext</text:span><text:span text:style-name="T2">类型，它不只是域对象，而且还可以操作所有域对象，还可以获取其他隐藏对象。</text:span></text:p>
      <text:p text:style-name="P4"><text:span text:style-name="T6">l</text:span><text:span text:style-name="T2">本身是域对象：</text:span>pageContext<text:span text:style-name="T2">是</text:span><text:span text:style-name="T5">JSP</text:span><text:span text:style-name="T2">中的域对象，而在</text:span><text:span text:style-name="T5">Servlet</text:span><text:span text:style-name="T2">中不能使用它！它表示的当前页面中可以使用，是最小的范围！</text:span></text:p>
      <text:p text:style-name="P5"><text:span text:style-name="T6">Ø</text:span>void setAttribute(String name, Object value)<text:span text:style-name="T2">；</text:span></text:p>
      <text:p text:style-name="P8">取值时要指定<text:span text:style-name="T7">用与其对应的来取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0"><text:s/>String name=(String)<text:span text:style-name="T8">request.</text:span>getAttribute("name");</text:p>
          </table:table-cell>
        </table:table-row>
      </table:table>
      <text:p text:style-name="P6"/>
      <text:p text:style-name="P5"><text:span text:style-name="T6">Ø</text:span>Object getAttrbiute(String name, Object value)<text:span text:style-name="T2">；</text:span></text:p>
      <text:p text:style-name="P5"><text:span text:style-name="T6">Ø</text:span>void removeAttribute(String name, Object value)<text:span text:style-name="T2">；</text:span></text:p>
      <text:p text:style-name="P4"><text:span text:style-name="T6">l</text:span><text:span text:style-name="T2">操作所有域（四个域）：可以使用</text:span>pageContext<text:span text:style-name="T2">对象操作所有域对象，在</text:span><text:span text:style-name="T5">getAttribute()</text:span><text:span text:style-name="T2">、</text:span><text:span text:style-name="T5">setAttribute()</text:span><text:span text:style-name="T2">、</text:span><text:span text:style-name="T5">removeAttribute()</text:span><text:span text:style-name="T2">三个方法中多添加一个参数，</text:span><text:span text:style-name="T5">int scope</text:span><text:span text:style-name="T2">来指定范围。在</text:span><text:span text:style-name="T5">PageContext</text:span><text:span text:style-name="T2">类中包含四个</text:span><text:span text:style-name="T5">int</text:span><text:span text:style-name="T2">类型的常量表示四个范围：</text:span></text:p>
      <text:p text:style-name="P5"><text:span text:style-name="T6">Ø</text:span>PAGE_SCOPE<text:span text:style-name="T2">：</text:span><text:span text:style-name="T5">pageContext</text:span><text:span text:style-name="T2">范围；</text:span></text:p>
      <text:p text:style-name="P5"><text:span text:style-name="T6">Ø</text:span><text:bookmark-start text:name="__DdeLink__640_4211613870"/><text:bookmark-start text:name="__DdeLink__642_4211613870"/>REQUEST_SCOPE<text:bookmark-end text:name="__DdeLink__640_4211613870"/><text:bookmark-end text:name="__DdeLink__642_4211613870"/><text:span text:style-name="T2">：</text:span><text:span text:style-name="T5">request</text:span><text:span text:style-name="T2">范围；</text:span></text:p>
      <text:p text:style-name="P5"><text:span text:style-name="T6">Ø</text:span>SESSION_SCOPE<text:span text:style-name="T2">：</text:span><text:span text:style-name="T5">session</text:span><text:span text:style-name="T2">范围；</text:span></text:p>
      <text:p text:style-name="P5"><text:span text:style-name="T6">Ø</text:span>APPLICATION_SCOPE<text:span text:style-name="T2">：</text:span><text:span text:style-name="T5">application</text:span><text:span text:style-name="T2">范围；</text:span></text:p>
      <text:p text:style-name="P5"><text:span text:style-name="T6">Ø</text:span>void setAttribute(String name, Object value, int scope)<text:span text:style-name="T2">：设置数据到指定的范围中，例如：</text:span><text:span text:style-name="T5">pageContext.setAttribute(</text:span>“hello”, “hello world”, PageContext.REQUEST)<text:span text:style-name="T2">，这个方法调用等同与：</text:span><text:span text:style-name="T5">request.setAttribute(</text:span>“hello”, “hello world”)<text:span text:style-name="T2">；</text:span></text:p>
      <text:p text:style-name="P5"><text:span text:style-name="T6">Ø</text:span>Object getAttribute(String name, int scope)<text:span text:style-name="T2">：获取指定范围的数据；</text:span></text:p>
      <text:p text:style-name="P5"><text:span text:style-name="T6">Ø</text:span>void removeAttribute(String name, int scope)<text:span text:style-name="T2">：移除指定范围的数据；</text:span></text:p>
      <text:p text:style-name="P5"><text:span text:style-name="T6">Ø</text:span>Object findAttribute(String name)<text:span text:style-name="T2">：在所有范围内查找数据，依次为</text:span><text:span text:style-name="T5">page</text:span><text:span text:style-name="T2">、</text:span><text:span text:style-name="T5">request</text:span><text:span text:style-name="T2">、</text:span><text:span text:style-name="T5">session</text:span><text:span text:style-name="T2">、</text:span><text:span text:style-name="T5">application</text:span><text:span text:style-name="T2">。如果在前一个范围内查找到数据，那么就返回，而不会在到下一个范围中去查找！</text:span></text:p>
      <text:p text:style-name="P7"/>
      <text:p text:style-name="P7"><text:soft-page-break/></text:p>
      <text:p text:style-name="P7"/>
      <text:p text:style-name="P12"><text:span text:style-name="T6">l</text:span><text:span text:style-name="T2">获取其他隐藏对象：可以使用</text:span>pageContext<text:span text:style-name="T2">获取其他隐藏对象。</text:span></text:p>
      <text:p text:style-name="P13">取得项目名<text:span text:style-name="T9">(重要常用)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1">String mypath=pageContext.getServletContext().getContextPath();</text:p>
          </table:table-cell>
        </table:table-row>
      </table:table>
      <text:p text:style-name="P14"/>
      <text:p text:style-name="P5"><text:span text:style-name="T6">Ø</text:span>JspWriter getOut()<text:span text:style-name="T2">：获取</text:span><text:span text:style-name="T5">out</text:span><text:span text:style-name="T2">隐藏对象；</text:span></text:p>
      <text:p text:style-name="P5"><text:span text:style-name="T6">Ø</text:span>ServletConfig getServletConfig()<text:span text:style-name="T2">：获取</text:span><text:span text:style-name="T5">config</text:span><text:span text:style-name="T2">隐藏对象；</text:span></text:p>
      <text:p text:style-name="P5"><text:span text:style-name="T6">Ø</text:span>Object getPage()<text:span text:style-name="T2">：获取</text:span><text:span text:style-name="T5">page</text:span><text:span text:style-name="T2">隐藏对象；</text:span></text:p>
      <text:p text:style-name="P5"><text:span text:style-name="T6">Ø</text:span>HttpServletRequest getRequest()<text:span text:style-name="T2">：获取</text:span><text:span text:style-name="T5">request</text:span><text:span text:style-name="T2">隐藏对象；</text:span></text:p>
      <text:p text:style-name="P5"><text:span text:style-name="T6">Ø</text:span>HttpServletResponse getResponse<text:span text:style-name="T2">：获取</text:span><text:span text:style-name="T5">response</text:span><text:span text:style-name="T2">隐藏对象；</text:span></text:p>
      <text:p text:style-name="P5"><text:span text:style-name="T6">Ø</text:span>HttpSession<text:span text:style-name="T8"> getSession()</text:span><text:span text:style-name="T2">：获取</text:span><text:span text:style-name="T5">session</text:span><text:span text:style-name="T2">隐藏对象；</text:span></text:p>
      <text:p text:style-name="P5"><text:span text:style-name="T6">Ø</text:span>ServletContext <text:span text:style-name="T8">getServletContext()</text:span><text:span text:style-name="T2">：获取</text:span><text:span text:style-name="T5">application</text:span><text:span text:style-name="T2">隐藏对象；</text:span></text:p>
      <text:p text:style-name="P5"><text:span text:style-name="T6">Ø</text:span>JspException getException()<text:span text:style-name="T2">：获取</text:span><text:span text:style-name="T5">exception</text:span><text:span text:style-name="T2">隐藏对象转换后的</text:span><text:span text:style-name="T5">JspException</text:span><text:span text:style-name="T2">对象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9"><text:s/>application.setAttribute("name", "hemingjie")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2M33S</meta:editing-duration>
    <meta:editing-cycles>12</meta:editing-cycles>
    <meta:generator>LibreOffice/5.3.0.3$Windows_X86_64 LibreOffice_project/7074905676c47b82bbcfbea1aeefc84afe1c50e1</meta:generator>
    <dc:date>2018-03-26T08:12:05.063000000</dc:date>
    <meta:document-statistic meta:table-count="3" meta:image-count="0" meta:object-count="0" meta:page-count="2" meta:paragraph-count="29" meta:word-count="504" meta:character-count="1551" meta:non-whitespace-character-count="1503"/>
    <meta:user-defined meta:name="Info 1"/>
    <meta:user-defined meta:name="Info 2"/>
    <meta:user-defined meta:name="Info 3"/>
    <meta:user-defined meta:name="Info 4"/>
  </office:meta>
</office:document-meta>
</file>